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79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6a8759" style:text-outline="false" style:text-line-through-style="none" style:text-line-through-type="none" style:font-name="JetBrains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0pt" style:language-asian="none" style:country-asian="none" style:font-style-asian="normal" style:font-weight-asian="normal" style:font-name-complex="JetBrains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étape</text:p>
          </table:table-cell>
          <table:table-cell office:value-type="string" calcext:value-type="string">
            <text:p>int</text:p>
          </table:table-cell>
        </table:table-row>
        <table:table-row table:style-name="ro1">
          <table:table-cell office:value-type="string" calcext:value-type="string">
            <text:p>cupid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prostitue</text:p>
          </table:table-cell>
          <table:table-cell table:formula="of:=[.B2]+1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voyante</text:p>
          </table:table-cell>
          <table:table-cell table:formula="of:=[.B3]+1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oup-garou</text:p>
          </table:table-cell>
          <table:table-cell table:formula="of:=[.B4]+1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nfect Père des Loups</text:p>
          </table:table-cell>
          <table:table-cell table:formula="of:=[.B5]+1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Loup-garou blanc</text:p>
          </table:table-cell>
          <table:table-cell table:formula="of:=[.B6]+1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orcière</text:p>
          </table:table-cell>
          <table:table-cell table:formula="of:=[.B7]+1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ssassin</text:p>
          </table:table-cell>
          <table:table-cell table:formula="of:=[.B8]+1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aire</text:p>
          </table:table-cell>
          <table:table-cell table:formula="of:=[.B9]+1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kill</text:p>
          </table:table-cell>
          <table:table-cell table:formula="of:=[.B10]+1" office:value-type="float" office:value="10" calcext:value-type="float">
            <text:p>10</text:p>
          </table:table-cell>
        </table:table-row>
      </table:table>
      <table:named-expressions/>
      <table:database-ranges>
        <table:database-range table:name="__Anonymous_Sheet_DB__0" table:target-range-address="Feuille1.A1:Feuille1.B8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4-16T18:47:06.306000000</meta:creation-date>
    <dc:date>2023-06-13T22:10:25.812000000</dc:date>
    <meta:editing-duration>PT8H55M</meta:editing-duration>
    <meta:editing-cycles>6</meta:editing-cycles>
    <meta:generator>LibreOffice/7.4.0.3$Windows_X86_64 LibreOffice_project/f85e47c08ddd19c015c0114a68350214f7066f5a</meta:generator>
    <meta:document-statistic meta:table-count="1" meta:cell-count="22" meta:object-count="0"/>
  </office:meta>
</office:document-meta>
</file>